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4d762" officeooo:paragraph-rsid="0024d762"/>
    </style:style>
    <style:style style:name="P2" style:family="paragraph" style:parent-style-name="Text_20_body">
      <style:text-properties officeooo:rsid="0024f806" officeooo:paragraph-rsid="0024f806"/>
    </style:style>
    <style:style style:name="P3" style:family="paragraph" style:parent-style-name="Text_20_body">
      <style:text-properties fo:font-size="11pt" fo:font-style="italic" officeooo:rsid="0024d762" officeooo:paragraph-rsid="0024d762" style:font-size-asian="11pt" style:font-style-asian="italic" style:font-size-complex="11pt" style:font-style-complex="italic"/>
    </style:style>
    <style:style style:name="P4" style:family="paragraph" style:parent-style-name="Text_20_body">
      <style:text-properties fo:font-size="12pt" fo:font-style="normal" officeooo:rsid="00293a15" officeooo:paragraph-rsid="00293a15" style:font-size-asian="12pt" style:font-style-asian="normal" style:font-size-complex="12pt" style:font-style-complex="normal"/>
    </style:style>
    <style:style style:name="P5" style:family="paragraph" style:parent-style-name="Text_20_body">
      <style:text-properties fo:font-size="12pt" fo:font-style="normal" officeooo:rsid="00293a15" officeooo:paragraph-rsid="00293a15" style:font-size-asian="10.5pt" style:font-style-asian="normal" style:font-size-complex="12pt" style:font-style-complex="normal"/>
    </style:style>
    <style:style style:name="P6" style:family="paragraph" style:parent-style-name="Standard">
      <style:text-properties officeooo:paragraph-rsid="001f728e"/>
    </style:style>
    <style:style style:name="P7" style:family="paragraph" style:parent-style-name="Standard">
      <style:text-properties officeooo:rsid="000b0f44" officeooo:paragraph-rsid="001f728e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f728e"/>
    </style:style>
    <style:style style:name="P9" style:family="paragraph" style:parent-style-name="Table_20_Contents">
      <style:text-properties officeooo:rsid="000b0f44" officeooo:paragraph-rsid="001f728e"/>
    </style:style>
    <style:style style:name="P10" style:family="paragraph" style:parent-style-name="Table_20_Contents">
      <style:text-properties officeooo:rsid="000b0f44" officeooo:paragraph-rsid="00226080"/>
    </style:style>
    <style:style style:name="P11" style:family="paragraph" style:parent-style-name="Table_20_Contents">
      <style:text-properties officeooo:rsid="000bf722" officeooo:paragraph-rsid="000bf722"/>
    </style:style>
    <style:style style:name="P12" style:family="paragraph" style:parent-style-name="Table_20_Contents">
      <style:text-properties officeooo:rsid="002c5d13" officeooo:paragraph-rsid="002c5d13"/>
    </style:style>
    <style:style style:name="P13" style:family="paragraph" style:parent-style-name="Heading_20_1">
      <style:text-properties officeooo:rsid="0024d762" officeooo:paragraph-rsid="0024d762"/>
    </style:style>
    <style:style style:name="P14" style:family="paragraph" style:parent-style-name="Heading_20_3">
      <style:text-properties officeooo:rsid="0024d762" officeooo:paragraph-rsid="00293a15"/>
    </style:style>
    <style:style style:name="P15" style:family="paragraph" style:parent-style-name="Heading_20_3">
      <style:text-properties officeooo:rsid="0024f806" officeooo:paragraph-rsid="0024f806"/>
    </style:style>
    <style:style style:name="P16" style:family="paragraph" style:parent-style-name="Preformatted_20_Text">
      <style:text-properties style:font-name="Liberation Serif" fo:font-size="12pt" officeooo:rsid="000b0f44" officeooo:paragraph-rsid="002c5d13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f722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officeooo:rsid="00293a15"/>
    </style:style>
    <style:style style:name="T5" style:family="text">
      <style:text-properties officeooo:rsid="0029b55b"/>
    </style:style>
    <style:style style:name="T6" style:family="text">
      <style:text-properties officeooo:rsid="002ae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plication Server</text:p>
      <text:p text:style-name="P7"/>
      <text:p text:style-name="Subtitle">Versión: 1.0</text:p>
      <text:p text:style-name="P7"/>
      <text:h text:style-name="P13" text:outline-level="1">Instalación</text:h>
      <text:p text:style-name="P1">La instalación resultará en un ejecutable, <text:span text:style-name="T4">el cual al correrlo inicia el servidor </text:span>en el puerto 8000.</text:p>
      <text:h text:style-name="P14" text:outline-level="3">Instalación manual:</text:h>
      <text:p text:style-name="P3">/tallerII/ApplicationServer$ <text:s/>mkdir ../build </text:p>
      <text:p text:style-name="P3">/tallerII/ApplicationServer$ <text:s/>cd ../build</text:p>
      <text:p text:style-name="P3">/tallerII/ApplicationServer$ <text:s/>cmake .. &amp;&amp; make </text:p>
      <text:p text:style-name="P4">* El ejecutable se encontrará en la carpeta build.</text:p>
      <text:h text:style-name="P15" text:outline-level="3"><text:span text:style-name="T4">Ejecución del servidor desde</text:span> un contenedor de Docker:</text:h>
      <text:p text:style-name="P2">A continuación se describe cómo <text:span text:style-name="T6">iniciar el servidor dentro de</text:span> un contenedor de Docker, que luego será accesible <text:span text:style-name="T4">en </text:span><text:a xlink:type="simple" xlink:href="http://127.0.0.1:8000/"><text:span text:style-name="T4">http://127.0.0.1:8000</text:span></text:a><text:span text:style-name="T4"> :</text:span></text:p>
      <text:p text:style-name="P3">/tallerII/ApplicationServer$ <text:s/>sudo docker build -t appserverimg . </text:p>
      <text:p text:style-name="P3">/tallerII/ApplicationServer$ <text:s/><text:bookmark-start text:name="__DdeLink__152_87706740"/>sudo docker run --name appserver -p 8000:8000 appserverimg <text:bookmark-end text:name="__DdeLink__152_87706740"/></text:p>
      <text:p text:style-name="P5">* Para detener la ejecución del contenedor (y por lo tanto del servidor): <text:span text:style-name="T3">sudo docker stop appserver</text:span></text:p>
      <text:h text:style-name="Heading_20_1" text:outline-level="1">API</text:h>
      <text:p text:style-name="P7">El servidor <text:span text:style-name="T5">utiliza el puerto</text:span> 8000, por lo <text:span text:style-name="T5">que es accesible localmente en</text:span>: <text:a xlink:type="simple" xlink:href="http://127.0.0.1:8000/"><text:span text:style-name="T1">http://127.0.0.1:8000</text:span></text:a></text:p>
      <text:p text:style-name="P7"/>
      <text:p text:style-name="P7">En esta versión, la API soporta: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URL</text:p>
          </table:table-cell>
          <table:table-cell table:style-name="Tabla1.B1" office:value-type="string">
            <text:p text:style-name="P10"><text:span text:style-name="T2">http://&lt;applicationserver&gt;</text:span>/users/</text:p>
          </table:table-cell>
        </table:table-row>
        <table:table-row>
          <table:table-cell table:style-name="Tabla1.A2" office:value-type="string">
            <text:p text:style-name="P11">HTTP VERB</text:p>
          </table:table-cell>
          <table:table-cell table:style-name="Tabla1.B2" office:value-type="string">
            <text:p text:style-name="P9">POST</text:p>
          </table:table-cell>
        </table:table-row>
        <table:table-row>
          <table:table-cell table:style-name="Tabla1.A2" office:value-type="string">
            <text:p text:style-name="P11">PARAMETROS</text:p>
          </table:table-cell>
          <table:table-cell table:style-name="Tabla1.B2" office:value-type="string">
            <text:p text:style-name="P12">{</text:p>
            <text:p text:style-name="P12"><text:s text:c="4"/>"name": "John"</text:p>
            <text:p text:style-name="P12">}</text:p>
          </table:table-cell>
        </table:table-row>
        <table:table-row>
          <table:table-cell table:style-name="Tabla1.A2" office:value-type="string">
            <text:p text:style-name="P11">RESPUESTA</text:p>
          </table:table-cell>
          <table:table-cell table:style-name="Tabla1.B2" office:value-type="string">
            <text:p text:style-name="P16">{</text:p>
            <text:p text:style-name="P16"><text:s text:c="4"/>"id": 1</text:p>
            <text:p text:style-name="P16">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11">URL</text:p>
          </table:table-cell>
          <table:table-cell table:style-name="Tabla2.B1" office:value-type="string">
            <text:p text:style-name="P10"><text:span text:style-name="T2">http://&lt;applicationserver&gt;</text:span>/users/1</text:p>
          </table:table-cell>
        </table:table-row>
        <table:table-row>
          <table:table-cell table:style-name="Tabla2.A2" office:value-type="string">
            <text:p text:style-name="P11">HTTP VERB</text:p>
          </table:table-cell>
          <table:table-cell table:style-name="Tabla2.B2" office:value-type="string">
            <text:p text:style-name="P9">GET</text:p>
          </table:table-cell>
        </table:table-row>
        <table:table-row>
          <table:table-cell table:style-name="Tabla2.A2" office:value-type="string">
            <text:p text:style-name="P11">PARAMETROS</text:p>
          </table:table-cell>
          <table:table-cell table:style-name="Tabla2.B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11">RESPUESTA</text:p>
          </table:table-cell>
          <table:table-cell table:style-name="Tabla2.B2" office:value-type="string">
            <text:p text:style-name="P16">{</text:p>
            <text:p text:style-name="P16"><text:s text:c="4"/>"id": 1,</text:p>
            <text:p text:style-name="P16"><text:s text:c="4"/>"name": "John"</text:p>
            <text:p text:style-name="P16">}</text:p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05:55.782096779</meta:creation-date>
    <dc:date>2016-09-07T23:34:27.523214328</dc:date>
    <meta:editing-duration>PT26M58S</meta:editing-duration>
    <meta:editing-cycles>10</meta:editing-cycles>
    <meta:generator>LibreOffice/4.2.8.2$Linux_X86_64 LibreOffice_project/420m0$Build-2</meta:generator>
    <meta:document-statistic meta:table-count="2" meta:image-count="0" meta:object-count="0" meta:page-count="2" meta:paragraph-count="39" meta:word-count="156" meta:character-count="1121" meta:non-whitespace-character-count="980"/>
  </office:meta>
</office:document-meta>
</file>